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T3" style:parent-style-name="Fonteparág.padrão" style:family="text">
      <style:text-properties fo:font-style="italic" style:font-style-asian="italic" style:font-style-complex="italic"/>
    </style:style>
    <style:style style:name="T4" style:parent-style-name="Fonteparág.padrão" style:family="text">
      <style:text-properties fo:font-style="italic" style:font-style-asian="italic" style:font-style-complex="italic"/>
    </style:style>
    <style:style style:name="T5" style:parent-style-name="Fonteparág.padrão" style:family="text">
      <style:text-properties fo:font-style="italic" style:font-style-asian="italic" style:font-style-complex="italic"/>
    </style:style>
    <style:style style:name="T6" style:parent-style-name="Fonteparág.padrão" style:family="text">
      <style:text-properties fo:font-style="italic" style:font-style-asian="italic" style:font-style-complex="italic"/>
    </style:style>
    <style:style style:name="T7" style:parent-style-name="Fonteparág.padrão" style:family="text">
      <style:text-properties fo:font-style="italic" style:font-style-asian="italic" style:font-style-complex="italic"/>
    </style:style>
    <style:style style:name="T8" style:parent-style-name="Fonteparág.padrão" style:family="text">
      <style:text-properties fo:font-style="italic" style:font-style-asian="italic" style:font-style-complex="italic"/>
    </style:style>
    <style:style style:name="T9" style:parent-style-name="Fonteparág.padrão" style:family="text">
      <style:text-properties fo:font-style="italic" style:font-style-asian="italic" style:font-style-complex="italic"/>
    </style:style>
    <style:style style:name="T10" style:parent-style-name="Fonteparág.padrão" style:family="text">
      <style:text-properties fo:font-style="italic" style:font-style-asian="italic" style:font-style-complex="italic"/>
    </style:style>
    <style:style style:name="P1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0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4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5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6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7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29" style:parent-style-name="Standard" style:family="paragraph">
      <style:paragraph-properties fo:text-align="justify"/>
    </style:style>
    <style:style style:name="T30" style:parent-style-name="Fonteparág.padrão" style:family="text">
      <style:text-properties style:font-style-complex="italic"/>
    </style:style>
    <style:style style:name="P3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3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T34" style:parent-style-name="Fonteparág.padrão" style:family="text">
      <style:text-properties fo:font-style="italic" style:font-style-asian="italic" style:font-style-complex="italic"/>
    </style:style>
    <style:style style:name="T35" style:parent-style-name="Fonteparág.padrão" style:family="text">
      <style:text-properties fo:font-style="italic" style:font-style-asian="italic" style:font-style-complex="italic"/>
    </style:style>
    <style:style style:name="T36" style:parent-style-name="Fonteparág.padrão" style:family="text">
      <style:text-properties fo:font-style="italic" style:font-style-asian="italic" style:font-style-complex="italic"/>
    </style:style>
    <style:style style:name="T37" style:parent-style-name="Fonteparág.padrão" style:family="text">
      <style:text-properties fo:font-style="italic" style:font-style-asian="italic" style:font-style-complex="italic"/>
    </style:style>
    <style:style style:name="T38" style:parent-style-name="Fonteparág.padrão" style:family="text">
      <style:text-properties fo:font-style="italic" style:font-style-asian="italic" style:font-style-complex="italic"/>
    </style:style>
    <style:style style:name="T39" style:parent-style-name="Fonteparág.padrão" style:family="text">
      <style:text-properties fo:font-style="italic" style:font-style-asian="italic" style:font-style-complex="italic"/>
    </style:style>
    <style:style style:name="T40" style:parent-style-name="Fonteparág.padrão" style:family="text">
      <style:text-properties fo:font-style="italic" style:font-style-asian="italic" style:font-style-complex="italic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44" style:parent-style-name="Standard" style:family="paragraph">
      <style:paragraph-properties fo:text-align="justify"/>
    </style:style>
    <style:style style:name="T45" style:parent-style-name="Fonteparág.padrão" style:family="text">
      <style:text-properties fo:font-style="italic" style:font-style-asian="italic" style:font-style-complex="italic"/>
    </style:style>
    <style:style style:name="T46" style:parent-style-name="Fonteparág.padrão" style:family="text">
      <style:text-properties fo:font-style="italic" style:font-style-asian="italic" style:font-style-complex="italic"/>
    </style:style>
    <style:style style:name="T47" style:parent-style-name="Fonteparág.padrão" style:family="text">
      <style:text-properties fo:font-style="italic" style:font-style-asian="italic" style:font-style-complex="italic"/>
    </style:style>
    <style:style style:name="T48" style:parent-style-name="Fonteparág.padrão" style:family="text">
      <style:text-properties fo:font-style="italic" style:font-style-asian="italic" style:font-style-complex="italic"/>
    </style:style>
    <style:style style:name="T49" style:parent-style-name="Fonteparág.padrão" style:family="text">
      <style:text-properties fo:font-style="italic" style:font-style-asian="italic" style:font-style-complex="italic"/>
    </style:style>
    <style:style style:name="T50" style:parent-style-name="Fonteparág.padrão" style:family="text">
      <style:text-properties fo:font-style="italic" style:font-style-asian="italic"/>
    </style:style>
    <style:style style:name="P51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52" style:parent-style-name="Standard" style:family="paragraph">
      <style:paragraph-properties fo:text-align="justify"/>
    </style:style>
    <style:style style:name="T53" style:parent-style-name="Fonteparág.padrão" style:family="text">
      <style:text-properties fo:font-style="italic" style:font-style-asian="italic" style:font-style-complex="italic"/>
    </style:style>
    <style:style style:name="T54" style:parent-style-name="Fonteparág.padrão" style:family="text">
      <style:text-properties fo:font-style="italic" style:font-style-asian="italic" style:font-style-complex="italic"/>
    </style:style>
    <style:style style:name="T55" style:parent-style-name="Fonteparág.padrão" style:family="text">
      <style:text-properties fo:font-style="italic" style:font-style-asian="italic" style:font-style-complex="italic"/>
    </style:style>
    <style:style style:name="T56" style:parent-style-name="Fonteparág.padrão" style:family="text">
      <style:text-properties fo:font-style="italic" style:font-style-asian="italic" style:font-style-complex="italic"/>
    </style:style>
    <style:style style:name="T57" style:parent-style-name="Fonteparág.padrão" style:family="text">
      <style:text-properties fo:font-style="italic" style:font-style-asian="italic" style:font-style-complex="italic"/>
    </style:style>
    <style:style style:name="T58" style:parent-style-name="Fonteparág.padrão" style:family="text">
      <style:text-properties fo:font-style="italic" style:font-style-asian="italic" style:font-style-complex="italic"/>
    </style:style>
    <style:style style:name="T59" style:parent-style-name="Fonteparág.padrão" style:family="text">
      <style:text-properties fo:font-style="italic" style:font-style-asian="italic" style:font-style-complex="italic"/>
    </style:style>
    <style:style style:name="P60" style:parent-style-name="Standard" style:family="paragraph">
      <style:paragraph-properties fo:text-align="justify"/>
    </style:style>
    <style:style style:name="T61" style:parent-style-name="Fonteparág.padrão" style:family="text">
      <style:text-properties fo:font-style="italic" style:font-style-asian="italic" style:font-style-complex="italic"/>
    </style:style>
    <style:style style:name="T62" style:parent-style-name="Fonteparág.padrão" style:family="text">
      <style:text-properties fo:font-style="italic" style:font-style-asian="italic" style:font-style-complex="italic"/>
    </style:style>
    <style:style style:name="T63" style:parent-style-name="Fonteparág.padrão" style:family="text">
      <style:text-properties fo:font-style="italic" style:font-style-asian="italic" style:font-style-complex="italic"/>
    </style:style>
    <style:style style:name="T64" style:parent-style-name="Fonteparág.padrão" style:family="text">
      <style:text-properties fo:font-style="italic" style:font-style-asian="italic" style:font-style-complex="italic"/>
    </style:style>
    <style:style style:name="T65" style:parent-style-name="Fonteparág.padrão" style:family="text">
      <style:text-properties fo:font-style="italic" style:font-style-asian="italic" style:font-style-complex="italic"/>
    </style:style>
    <style:style style:name="T66" style:parent-style-name="Fonteparág.padrão" style:family="text">
      <style:text-properties fo:font-style="italic" style:font-style-asian="italic" style:font-style-complex="italic"/>
    </style:style>
    <style:style style:name="T67" style:parent-style-name="Fonteparág.padrão" style:family="text">
      <style:text-properties fo:font-style="italic" style:font-style-asian="italic" style:font-style-complex="italic"/>
    </style:style>
    <style:style style:name="T68" style:parent-style-name="Fonteparág.padrão" style:family="text">
      <style:text-properties fo:font-style="italic" style:font-style-asian="italic" style:font-style-complex="italic"/>
    </style:style>
    <style:style style:name="T69" style:parent-style-name="Fonteparág.padrão" style:family="text">
      <style:text-properties fo:font-style="italic" style:font-style-asian="italic" style:font-style-complex="italic"/>
    </style:style>
    <style:style style:name="T70" style:parent-style-name="Fonteparág.padrão" style:family="text">
      <style:text-properties fo:font-style="italic" style:font-style-asian="italic" style:font-style-complex="italic"/>
    </style:style>
    <style:style style:name="T71" style:parent-style-name="Fonteparág.padrão" style:family="text">
      <style:text-properties fo:font-style="italic" style:font-style-asian="italic" style:font-style-complex="italic"/>
    </style:style>
    <style:style style:name="P72" style:parent-style-name="Standard" style:family="paragraph">
      <style:paragraph-properties fo:text-align="justify"/>
    </style:style>
    <style:style style:name="T73" style:parent-style-name="Fonteparág.padrão" style:family="text">
      <style:text-properties fo:font-style="italic" style:font-style-asian="italic" style:font-style-complex="italic"/>
    </style:style>
    <style:style style:name="T74" style:parent-style-name="Fonteparág.padrão" style:family="text">
      <style:text-properties fo:font-style="italic" style:font-style-asian="italic" style:font-style-complex="italic"/>
    </style:style>
    <style:style style:name="T75" style:parent-style-name="Fonteparág.padrão" style:family="text">
      <style:text-properties fo:font-style="italic" style:font-style-asian="italic" style:font-style-complex="italic"/>
    </style:style>
    <style:style style:name="T76" style:parent-style-name="Fonteparág.padrão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tab/>A implementação do algoritmo foi feita em C++, devido às facilidades providas pela STL.<text:s/>A entrada deve ser escrita em um arquivo chamado “input.txt”, antes que a aplicação seja executada. O modelo que a entrada deve seguir é descrito abaixo.</text:p>
      <text:p text:style-name="P2"><text:tab/>Inicialmente devem ser providos dois parâmetros: O número de vértices (V) e o número de arestas<text:s/>(E) no grafo. Em seguida, cada aresta deve ser descrita em uma linha separada contendo três parâmetros:<text:s/><text:span text:style-name="T3">origem</text:span>,<text:s/><text:span text:style-name="T4">destino</text:span><text:s/>e<text:s/><text:span text:style-name="T5">custo</text:span>, nesta ordem. Tanto<text:s/><text:span text:style-name="T6">origem<text:s/></text:span>como<text:s/><text:span text:style-name="T7">destino<text:s/></text:span>devem ser representados como números de 1 a V. Em seguida, deve ser declarado o número<text:s/>de consultas a serem feitas,<text:s/><text:span text:style-name="T8">K</text:span>. Cada consulta deve descrever<text:s/><text:span text:style-name="T9">origem<text:s/></text:span>e<text:s/><text:span text:style-name="T10">destino</text:span>.<text:s/>Múltiplas entradas são suportadas, mas todo arquivo de entrada deve terminar com o par de números “0 0”.<text:s/>Um template de entrada é descrito abaixo:</text:p>
      <text:p text:style-name="P11"/>
      <text:p text:style-name="P12">V E</text:p>
      <text:p text:style-name="P13">origem1 destino1 custo1</text:p>
      <text:p text:style-name="P14">origem2 destino2 custo2</text:p>
      <text:p text:style-name="P15">.</text:p>
      <text:p text:style-name="P16">.</text:p>
      <text:p text:style-name="P17">.</text:p>
      <text:p text:style-name="P18">origemE destinoE custoE</text:p>
      <text:p text:style-name="P19">K</text:p>
      <text:p text:style-name="P20">origem1 destino1</text:p>
      <text:p text:style-name="P21">origem2 destino2</text:p>
      <text:p text:style-name="P22">.</text:p>
      <text:p text:style-name="P23">.</text:p>
      <text:p text:style-name="P24">.</text:p>
      <text:p text:style-name="P25">origemK<text:s/>destino</text:p>
      <text:p text:style-name="P26">.</text:p>
      <text:p text:style-name="P27">.</text:p>
      <text:p text:style-name="P28">.</text:p>
      <text:p text:style-name="P29"><text:span text:style-name="T30">0 0</text:span></text:p>
      <text:p text:style-name="P31"/>
      <text:p text:style-name="P32"/>
      <text:p text:style-name="P33"><text:tab/>Duas implementações são fornecidas neste repositório. A primeira irá retornar, para cada consulta, o menor<text:s/><text:span text:style-name="T34">custo</text:span><text:s/>para chegar a<text:s/><text:span text:style-name="T35">destino</text:span><text:s/>a partir de<text:s/><text:span text:style-name="T36">origem</text:span>. A segunda, por sua vez, irá retornar um<text:s/><text:span text:style-name="T37">caminho ótimo</text:span><text:s/>para chegar de<text:s/><text:span text:style-name="T38">destino</text:span><text:s/>a partir de<text:s/><text:span text:style-name="T39">ori</text:span><text:span text:style-name="T40">gem</text:span>, segundo o template:</text:p>
      <text:p text:style-name="P41"/>
      <text:p text:style-name="P42">destino ← pai(destino) ← pai(pai(destino)) ← … ← origem</text:p>
      <text:p text:style-name="P43"><text:tab/></text:p>
      <text:p text:style-name="P44"><text:span text:style-name="T45"><text:tab/></text:span>Onde<text:s/><text:span text:style-name="T46">pai(n)<text:s/></text:span>é o nó imediatamente anterior a<text:s/><text:span text:style-name="T47">n</text:span><text:s/>no caminho que inicia em<text:s/><text:span text:style-name="T48">origem</text:span><text:s/>e termina em<text:s/><text:span text:style-name="T49">destino</text:span>.<text:s/>Todas as saídas serão escritas na saída padrão (<text:span text:style-name="T50">stdout</text:span>).</text:p>
      <text:p text:style-name="P51"/>
      <text:p text:style-name="P52"><text:tab/>Nestas implementações, utilizamos um<text:s/><text:span text:style-name="T53">set</text:span><text:s/>como estrutura de dados auxiliar para armazenar o nosso caminho ótimo. Um<text:s/><text:span text:style-name="T54">set</text:span><text:s/>possui inserção, remoção e busca, todos em<text:s/><text:span text:style-name="T55">O(log(N)),</text:span><text:s/>onde<text:s/><text:span text:style-name="T56">N</text:span><text:s/>é o tamanho do<text:s/><text:span text:style-name="T57">set</text:span>.<text:s/>Buscar o maior/menor elemento pode ser feito em<text:s/><text:span text:style-name="T58">O(1)</text:span><text:s/>utilizando o operador<text:s/><text:span text:style-name="T59">.begin()</text:span>. Dessa forma, podemos encontrar o melhor elemento atual em tempo constante, e inserir novos elementos em tempo logarítmico.</text:p>
      <text:p text:style-name="P60"><text:tab/>Para atualizar o valor de<text:s/><text:span text:style-name="T61">dist[n]</text:span><text:s/>com um novo<text:s/>valor ótimo, simplesmente removemos o valor ótimo anterior e inserimos o novo valor ótimo em nosso<text:s/><text:span text:style-name="T62">set</text:span>. O número de elementos no nosso<text:s/><text:span text:style-name="T63">set</text:span><text:s/>nunca será maior que<text:s/><text:span text:style-name="T64">V</text:span>, ou seja, nossa complexidade de inserção/remoção passa a ser<text:s/><text:span text:style-name="T65">O(log(V))</text:span>, e no pior caso teremos que inserir todas as arestas no nosso<text:s/><text:span text:style-name="T66">set</text:span><text:s/>para encontrar a melhor (Deletando algumas no processo). Além disso, em cada iteração do<text:s/><text:span text:style-name="T67">while</text:span>, executamos um<text:s/><text:span text:style-name="T68">loop</text:span><text:s/>de 0 a<text:s/><text:span text:style-name="T69">n-1</text:span>. Este while é executado no máximo<text:s/><text:span text:style-name="T70">n</text:span><text:s/>vezes, pois após<text:s/><text:span text:style-name="T71">n<text:s/></text:span>iterações a fila estará vazia (Todos os caminhos ótimos já foram encontrados).</text:p>
      <text:soft-page-break/>
      <text:p text:style-name="P72"><text:tab/>Nossa complexidade passa a ser<text:s/><text:span text:style-name="T73">O(V² + E*log(V)).</text:span><text:s/>No pior caso, temos que<text:s/><text:span text:style-name="T74">E</text:span><text:s/>=<text:s/><text:span text:style-name="T75">V² – 1</text:span>, quando nossa complexidade pode ser escrita como<text:s/><text:span text:style-name="T76">O(E + E*log(V)) = O(E*log(V)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Gomes</dc:creator>
    <meta:creation-date>2018-06-05T08:11:00Z</meta:creation-date>
    <dc:date>2018-06-06T02:16:00Z</dc:date>
    <meta:template xlink:href="Normal" xlink:type="simple"/>
    <meta:editing-cycles>13</meta:editing-cycles>
    <meta:editing-duration>PT2220S</meta:editing-duration>
    <meta:document-statistic meta:page-count="2" meta:paragraph-count="5" meta:word-count="413" meta:character-count="2640" meta:row-count="18" meta:non-whitespace-character-count="2232"/>
  </office:meta>
</office:document-meta>
</file>